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1.251cm" fo:margin-right="0cm" fo:margin-top="0.101cm" fo:margin-bottom="0.101cm" loext:contextual-spacing="false" fo:text-align="justify" style:justify-single-word="false" fo:text-indent="0cm" style:auto-text-indent="false"/>
    </style:style>
    <style:style style:name="P2" style:family="paragraph" style:parent-style-name="Heading_20_1">
      <style:paragraph-properties fo:text-align="center" style:justify-single-word="false"/>
    </style:style>
    <style:style style:name="P3"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line-through-style="solid" style:text-line-through-type="single"/>
    </style:style>
    <style:style style:name="P4" style:family="paragraph" style:parent-style-name="Standard">
      <style:paragraph-properties fo:margin-left="1.251cm" fo:margin-right="0cm" fo:margin-top="0.101cm" fo:margin-bottom="0.101cm" loext:contextual-spacing="false" fo:text-align="center" style:justify-single-word="false" fo:text-indent="0cm" style:auto-text-indent="false"/>
      <style:text-properties style:text-line-through-style="none" style:text-line-through-type="none" fo:font-style="normal" style:font-style-asian="normal" style:font-style-complex="normal"/>
    </style:style>
    <style:style style:name="P5"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line-through-style="none" style:text-line-through-type="none"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cipe Recommendation using Image Classification</text:p>
      <text:h text:style-name="P2" text:outline-level="1">Abstract </text:h>
      <text:p text:style-name="Standard"/>
      <text:p text:style-name="Standard"/>
      <text:p text:style-name="P1">As the digital era develops, smart foodtechnologies are more in demand because they make mealplanning and preparation simpler and more enjoyable. Reciperecommendation systems have become widespread in order toprovide clients with customized recipe recommendations basedon their dietary preferences, level of cooking proficiency, andavailability of ingredients. On the other hand, the majority ofrecipe recommendation systems rely on textual inputs or pre-defined categories of ingredients, which might not accuratelyreflect what the user has in their pantry. This research studyproposes a recipe suggestion system based on user-providedimages of readily available ingredients that combine imagerecognition and convolutional neural networks (CNNs). It willrecommend recipes based on the image provided. This willmake finding recipes more quick and simple than it wouldotherwise be. In this instance, text-to-speech guided technologyis used so that the user can just replay the procedure as neededrather than reading it repeatedly. This research work willinclude additional elements like redirecting to a grocery cartby clicking a link. This concept will be very helpful to thosewho don't know what to cook. Thanks to this initiative, userswon't have to waste time thinking about the recipes.Keywords - Recipe Recommendation, Convolutional NeuralNetwork(CNN), Image Classification, Machine Learning, FoodRecommendation.</text:p>
      <text:p text:style-name="P1"/>
      <text:p text:style-name="P1">Keywords - Recipe Recommendation, Convolutional Neural Network(CNN), Image Classification, Machine Learning, Food <text:s/>Recommendation.</text:p>
      <text:p text:style-name="P1"/>
      <text:p text:style-name="P1"/>
      <text:p text:style-name="P4"/>
      <text:p text:style-name="P5">GROUP MEMBERS : <text:s text:c="76"/>GUIDE :</text:p>
      <text:p text:style-name="P5">Ganesh Adimalupu <text:s text:c="81"/>Mrs. Bindhya P S</text:p>
      <text:p text:style-name="P5">Darshan Kumar <text:s text:c="87"/>Asst. Professor</text:p>
      <text:p text:style-name="P5">Navafa Noushad</text:p>
      <text:p text:style-name="P5">Joel Blesso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88cm" fo:margin-right="1.9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10T11:49:39.275590666</meta:creation-date>
    <dc:date>2024-09-10T12:19:27.426109307</dc:date>
    <meta:editing-duration>PT6M35S</meta:editing-duration>
    <meta:editing-cycles>3</meta:editing-cycles>
    <meta:generator>LibreOffice/6.4.7.2$Linux_X86_64 LibreOffice_project/40$Build-2</meta:generator>
    <meta:document-statistic meta:table-count="0" meta:image-count="0" meta:object-count="0" meta:page-count="1" meta:paragraph-count="9" meta:word-count="227" meta:character-count="1959" meta:non-whitespace-character-count="1495"/>
  </office:meta>
</office:document-meta>
</file>